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fo:font-family="Monospace" style:font-pitch="fixed" fo:font-size="17pt" style:text-underline-style="none" fo:font-weight="normal" style:font-family-asian="Monospace" style:font-pitch-asian="fixed" style:font-size-asian="17pt" style:font-weight-asian="normal" style:font-family-complex="Monospace" style:font-pitch-complex="fixed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fo:font-family="Monospace" style:font-pitch="fixed" fo:font-size="19pt" style:text-underline-style="none" fo:font-weight="normal" style:font-family-asian="Monospace" style:font-pitch-asian="fixed" style:font-size-asian="19pt" style:font-weight-asian="normal" style:font-family-complex="Monospace" style:font-pitch-complex="fixed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fo:font-family="Monospace" style:font-pitch="fixed" fo:font-size="20pt" style:text-underline-style="none" fo:font-weight="normal" style:font-family-asian="Monospace" style:font-pitch-asian="fixed" style:font-size-asian="20pt" style:font-weight-asian="normal" style:font-family-complex="Monospace" style:font-pitch-complex="fixed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start" style:text-autospace="none"/>
      <style:text-properties fo:color="#000000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start" style:text-autospace="none"/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20" style:family="paragraph">
      <style:paragraph-properties fo:text-align="start" style:text-autospace="none"/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fo:font-family="Monospace" style:font-pitch="fixed" fo:font-size="17pt" fo:font-style="normal" fo:text-shadow="none" style:text-underline-style="none" fo:font-weight="bold" style:letter-kerning="true" style:font-family-asian="Monospace" style:font-pitch-asian="fixed" style:font-size-asian="17pt" style:font-style-asian="normal" style:font-weight-asian="bold" style:font-family-complex="Monospace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Monospace" style:font-pitch="fixed" fo:font-size="17pt" style:text-underline-style="none" style:font-family-asian="Monospace" style:font-pitch-asian="fixed" style:font-size-asian="17pt" style:font-family-complex="Monospace" style:font-pitch-complex="fixed" style:font-size-complex="17pt"/>
    </style:style>
    <style:style style:name="T27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style:letter-kerning="true" style:font-family-asian="Monospace" style:font-pitch-asian="fixed" style:font-size-asian="17pt" style:font-style-asian="normal" style:font-family-complex="Monospace" style:font-pitch-complex="fixed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Courier New'" style:font-family-generic="modern" style:font-pitch="fixed"/>
    </style:style>
    <style:style style:name="T34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bold" style:letter-kerning="true" style:font-family-asian="Monospace" style:font-pitch-asian="fixed" style:font-size-asian="16pt" style:font-style-asian="italic" style:font-weight-asian="bold" style:font-family-complex="Monospace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5" style:family="text">
      <style:text-properties fo:color="#7f0055" fo:font-family="Monospace" style:font-pitch="fixed" fo:font-size="19pt" fo:font-weight="bold" style:font-family-asian="Monospace" style:font-pitch-asian="fixed" style:font-size-asian="19pt" style:font-weight-asian="bold" style:font-family-complex="Monospace" style:font-pitch-complex="fixed" style:font-size-complex="19pt" style:font-weight-complex="bold"/>
    </style:style>
    <style:style style:name="T46" style:family="text">
      <style:text-properties fo:color="#000000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7" style:family="text">
      <style:text-properties fo:color="#00808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fo:font-family="Monospace" style:font-pitch="fixed" fo:font-size="20pt" fo:font-style="italic" fo:text-shadow="none" style:text-underline-style="none" fo:font-weight="normal" style:letter-kerning="true" style:font-family-asian="Monospace" style:font-pitch-asian="fixed" style:font-size-asian="20pt" style:font-style-asian="italic" style:font-weight-asian="normal" style:font-family-complex="Monospace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fo:font-family="Monospace" style:font-pitch="fixed" fo:font-size="20pt" fo:text-shadow="none" style:text-underline-style="none" fo:font-weight="bold" style:letter-kerning="true" style:font-family-asian="Monospace" style:font-pitch-asian="fixed" style:font-size-asian="20pt" style:font-weight-asian="bold" style:font-family-complex="Monospace" style:font-pitch-complex="fixed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fo:font-family="Monospace" style:font-pitch="fixed" fo:font-size="19pt" fo:text-shadow="none" style:text-underline-style="none" fo:font-weight="bold" style:letter-kerning="true" style:font-family-asian="Monospace" style:font-pitch-asian="fixed" style:font-size-asian="19pt" style:font-weight-asian="bold" style:font-family-complex="Monospace" style:font-pitch-complex="fixed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fo:font-family="Monospace" style:font-pitch="fixed" fo:font-size="19pt" fo:font-style="italic" fo:text-shadow="none" style:text-underline-style="none" fo:font-weight="normal" style:letter-kerning="true" style:font-family-asian="Monospace" style:font-pitch-asian="fixed" style:font-size-asian="19pt" style:font-style-asian="italic" style:font-weight-asian="normal" style:font-family-complex="Monospace" style:font-pitch-complex="fixed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7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0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2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4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color="#00808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97" style:family="text">
      <style:text-properties fo:color="#3f7f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98" style:family="text"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99" style:family="text">
      <style:text-properties fo:color="#7f00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0" style:family="text">
      <style:text-properties fo:color="#1a1a1a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1" style:family="text">
      <style:text-properties fo:color="#2a00ff" fo:font-family="Monospace" style:font-pitch="fixed" fo:font-size="20pt" fo:font-style="italic" style:font-family-asian="Monospace" style:font-pitch-asian="fixed" style:font-size-asian="20pt" style:font-style-asian="italic" style:font-family-complex="Monospace" style:font-pitch-complex="fixed" style:font-size-complex="20pt" style:font-style-complex="italic"/>
    </style:style>
    <style:style style:name="T102" style:family="text">
      <style:text-properties fo:color="#646464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3" style:family="text">
      <style:text-properties fo:color="#7f0055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4" style:family="text"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05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106" style:family="text"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07" style:family="text">
      <style:text-properties fo:color="#000000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8" style:family="text">
      <style:text-properties fo:color="#00808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09" style:family="text">
      <style:text-properties fo:color="#3f7f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0" style:family="text">
      <style:text-properties fo:color="#00000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1" style:family="text">
      <style:text-properties fo:color="#7f00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2" style:family="text">
      <style:text-properties fo:color="#1a1a1a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3" style:family="text">
      <style:text-properties fo:color="#2a00ff" fo:font-family="Monospace" style:font-pitch="fixed" fo:font-size="18pt" fo:font-style="italic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14" style:family="text">
      <style:text-properties fo:color="#0000c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5" style:family="text">
      <style:text-properties fo:color="#0000c0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6" style:family="text">
      <style:text-properties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7" style:family="text">
      <style:text-properties fo:color="#646464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8" style:family="text">
      <style:text-properties fo:color="#000000" fo:font-family="Monospace" style:font-pitch="fixed" fo:font-size="18pt" fo:font-style="italic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19" style:family="text">
      <style:text-properties fo:color="#2a00f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0" style:family="text">
      <style:text-properties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1" style:family="text">
      <style:text-properties fo:font-size="18pt"/>
    </style:style>
    <style:style style:name="T122" style:family="text">
      <style:text-properties fo:color="#7f0055" fo:font-family="Monospace" style:font-pitch="fixed" fo:font-size="18pt" style:text-underline-style="none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23" style:family="text"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4" style:family="text">
      <style:text-properties fo:color="#0000c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5" style:family="text">
      <style:text-properties fo:color="#646464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6" style:family="text">
      <style:text-properties fo:color="#000000" fo:font-family="Monospace" style:font-pitch="fixed" fo:font-size="18pt" fo:font-style="italic" style:text-underline-style="none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27" style:family="text">
      <style:text-properties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8" style:family="text">
      <style:text-properties fo:color="#3f5fb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29" style:family="text">
      <style:text-properties fo:color="#008080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0" style:family="text">
      <style:text-properties fo:color="#3f7f7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1" style:family="text">
      <style:text-properties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2" style:family="text">
      <style:text-properties fo:color="#7f007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3" style:family="text">
      <style:text-properties fo:color="#1a1a1a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4" style:family="text">
      <style:text-properties fo:color="#2a00ff" fo:font-family="Monospace" style:font-pitch="fixed" fo:font-size="15pt" fo:font-style="italic" style:text-underline-style="none" fo:font-weight="normal" style:font-family-asian="Monospace" style:font-pitch-asian="fixed" style:font-size-asian="15pt" style:font-style-asian="italic" style:font-weight-asian="normal" style:font-family-complex="Monospace" style:font-pitch-complex="fixed" style:font-size-complex="15pt" style:font-style-complex="italic" style:font-weight-complex="normal"/>
    </style:style>
    <style:style style:name="T135" style:family="text">
      <style:text-properties fo:color="#2a00ff" fo:font-family="Monospace" style:font-pitch="fixed" fo:font-size="15pt" fo:font-style="italic" style:text-underline-style="none" fo:font-weight="bold" style:font-family-asian="Monospace" style:font-pitch-asian="fixed" style:font-size-asian="15pt" style:font-style-asian="italic" style:font-weight-asian="bold" style:font-family-complex="Monospace" style:font-pitch-complex="fixed" style:font-size-complex="15pt" style:font-style-complex="italic" style:font-weight-complex="bold"/>
    </style:style>
    <style:style style:name="T136" style:family="text">
      <style:text-properties fo:color="#008080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37" style:family="text">
      <style:text-properties fo:color="#3f7f7f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38" style:family="text">
      <style:text-properties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39" style:family="text">
      <style:text-properties fo:color="#7f007f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0" style:family="text">
      <style:text-properties fo:color="#1a1a1a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1" style:family="text"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2" style:family="text">
      <style:text-properties fo:color="#00808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3" style:family="text">
      <style:text-properties fo:color="#3f7f7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4" style:family="text">
      <style:text-properties fo:color="#7f007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5" style:family="text">
      <style:text-properties fo:color="#1a1a1a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6" style:family="text">
      <style:text-properties fo:color="#2a00ff" fo:font-family="Monospace" style:font-pitch="fixed" fo:font-size="18pt" fo:font-style="italic" style:text-underline-style="none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47" style:family="text"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8" style:family="text">
      <style:text-properties fo:color="#000000" style:text-outline="false" style:text-line-through-style="none" fo:font-family="Monospace" style:font-pitch="fixed" fo:font-size="18pt" fo:text-shadow="none" style:text-underline-style="none" fo:font-weight="normal" style:letter-kerning="true" style:font-family-asian="Monospace" style:font-pitch-asian="fixed" style:font-size-asian="18pt" style:font-weight-asian="normal" style:font-family-complex="Monospace" style:font-pitch-complex="fixed" style:font-size-complex="18pt" style:font-weight-complex="normal" style:text-emphasize="none" style:font-relief="none" style:text-overline-style="none" style:text-overline-color="font-color"/>
    </style:style>
    <style:style style:name="T149" style:family="text">
      <style:text-properties fo:color="#3f7f5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 xlink:type="simple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41" text:id="id41">Utiliser une implémentation dédiée</text:p>
                <text:list>
                  <text:list-item>
                    <text:p xml:id="id42" text:id="id42">AnnotationConfigApplicationContext</text:p>
                  </text:list-item>
                  <text:list-item>
                    <text:p xml:id="id43" text:id="id43">Prend en paramètres des classes @Configuration</text:p>
                  </text:list-item>
                  <text:list-item>
                    <text:p xml:id="id44" text:id="id44">0 XML</text:p>
                  </text:list-item>
                </text:list>
              </text:list-item>
              <text:list-item>
                <text:p xml:id="id45" text:id="id45">Utiliser le component scanning</text:p>
                <text:list>
                  <text:list-item>
                    <text:p xml:id="id46" text:id="id46">Les classes @Configuration sont aussi détectées</text:p>
                  </text:list-item>
                </text:list>
              </text:list-item>
              <text:list-item>
                <text:p xml:id="id47" text:id="id47">TestContext Framework</text:p>
              </text:list-item>
            </text:list>
          </draw:text-box>
        </draw:frame>
        <draw:custom-shape draw:style-name="gr4" draw:text-style-name="P10" xml:id="id48" draw:id="id48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49" text:id="id49">Plusieurs classes de configuration</text:p>
                <text:list>
                  <text:list-item>
                    <text:p xml:id="id50" text:id="id50">@Import</text:p>
                  </text:list-item>
                </text:list>
              </text:list-item>
              <text:list-item>
                <text:p xml:id="id51" text:id="id51">Import de fichier</text:p>
                <text:list>
                  <text:list-item>
                    <text:p xml:id="id52" text:id="id52">@ImportResource</text:p>
                  </text:list-item>
                </text:list>
              </text:list-item>
              <text:list-item>
                <text:p xml:id="id53" text:id="id53">Injection de dépendances</text:p>
                <text:list>
                  <text:list-item>
                    <text:p xml:id="id54" text:id="id54"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55" text:id="id55">Equivalent des namespaces</text:p>
                <text:list>
                  <text:list-item>
                    <text:p>Annotations @Enable*</text:p>
                  </text:list-item>
                </text:list>
              </text:list-item>
              <text:list-item>
                <text:p>Injection de Environment</text:p>
                <text:list>
                  <text:list-item>
                    <text:p>Permet d'accéder aux valeurs des propriétés</text:p>
                  </text:list-item>
                  <text:list-item>
                    <text:p>Création conditionnelle (code Java 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custom-shape draw:style-name="gr6" draw:text-style-name="P14" xml:id="id60" draw:id="id60" draw:layer="layout" svg:width="13.905cm" svg:height="4.826cm" svg:x="8.733cm" svg:y="12.946cm">
          <text:p text:style-name="P1"><text:span text:style-name="T84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5" xml:id="id56" draw:id="id56" draw:layer="layout" svg:width="7.047cm" svg:height="2.26cm" svg:x="14.859cm" svg:y="14.154cm">
          <text:p text:style-name="P1"><text:span text:style-name="T85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57" draw:id="id57" draw:layer="layout" svg:width="7.047cm" svg:height="2.26cm" svg:x="14.802cm" svg:y="8.854cm">
          <text:p text:style-name="P1"><text:span text:style-name="T85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59" draw:id="id59" draw:layer="layout" svg:width="3.745cm" svg:height="2.26cm" svg:x="9.576cm" svg:y="14.162cm">
          <text:p text:style-name="P1"><text:span text:style-name="T85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62" draw:id="id62" draw:layer="layout" svg:width="4.209cm" svg:height="0cm" svg:x="5.366cm" svg:y="14.67cm" svg:viewBox="0 0 4210 0" draw:points="0,0 4210,0">
          <text:p/>
        </draw:polyline>
        <draw:polyline draw:style-name="gr9" draw:text-style-name="P1" xml:id="id63" draw:id="id63" draw:layer="layout" svg:width="1.553cm" svg:height="0cm" svg:x="13.321cm" svg:y="14.62cm" svg:viewBox="0 0 1554 0" draw:points="0,0 1554,0">
          <text:p/>
        </draw:polyline>
        <draw:polyline draw:style-name="gr9" draw:text-style-name="P1" xml:id="id64" draw:id="id64" draw:layer="layout" svg:width="1.537cm" svg:height="0cm" svg:x="13.321cm" svg:y="15.94cm" svg:viewBox="0 0 1538 0" draw:points="1538,0 0,0">
          <text:p/>
        </draw:polyline>
        <draw:polyline draw:style-name="gr9" draw:text-style-name="P1" xml:id="id65" draw:id="id65" draw:layer="layout" svg:width="4.209cm" svg:height="0cm" svg:x="5.366cm" svg:y="15.94cm" svg:viewBox="0 0 4210 0" draw:points="4210,0 0,0">
          <text:p/>
        </draw:polyline>
        <draw:polyline draw:style-name="gr10" draw:text-style-name="P1" xml:id="id58" draw:id="id58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61" draw:id="id61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86"> HelloService targetService = </text:span><text:span text:style-name="T11">new</text:span><text:span text:style-name="T86"> DefaultHelloService();</text:span></text:p>
          <text:p text:style-name="P6"><text:span text:style-name="T86"/></text:p>
          <text:p text:style-name="P6"><text:span text:style-name="T86">InvocationHandler handler = </text:span><text:span text:style-name="T11">new</text:span><text:span text:style-name="T86"> InvocationHandler() {</text:span></text:p>
          <text:p text:style-name="P6"><text:span text:style-name="T86"/></text:p>
          <text:p text:style-name="P6"><text:span text:style-name="T87"><text:s text:c="2"/></text:span><text:span text:style-name="T87">@Override</text:span></text:p>
          <text:p text:style-name="P6"><text:span text:style-name="T11"><text:s text:c="2"/></text:span><text:span text:style-name="T11">public</text:span><text:span text:style-name="T86"> Object invoke(Object proxy, Method method, Object[] args) </text:span></text:p>
          <text:p text:style-name="P6"><text:span text:style-name="T88"><text:s text:c="16"/></text:span><text:span text:style-name="T11">throws</text:span><text:span text:style-name="T86"> Throwable {</text:span></text:p>
          <text:p text:style-name="P6"><text:span text:style-name="T86"><text:s text:c="4"/></text:span><text:span text:style-name="T86">Object res = method.invoke(targetService, args);</text:span></text:p>
          <text:p text:style-name="P6"><text:span text:style-name="T11"><text:s text:c="4"/></text:span><text:span text:style-name="T11">return</text:span><text:span text:style-name="T86"> res;</text:span></text:p>
          <text:p text:style-name="P6"><text:span text:style-name="T86"><text:s text:c="2"/></text:span><text:span text:style-name="T86">}</text:span></text:p>
          <text:p text:style-name="P6"><text:span text:style-name="T86">};</text:span></text:p>
          <text:p text:style-name="P6"><text:span text:style-name="T86">HelloService decoratedHelloService = (HelloService) Proxy.</text:span><text:span text:style-name="T89">newProxyInstance</text:span><text:span text:style-name="T86">(</text:span></text:p>
          <text:p text:style-name="P6"><text:span text:style-name="T86"><text:s text:c="2"/></text:span><text:span text:style-name="T86">getClass().getClassLoader(),</text:span></text:p>
          <text:p text:style-name="P6"><text:span text:style-name="T11"><text:s text:c="2"/></text:span><text:span text:style-name="T11">new</text:span><text:span text:style-name="T86"> Class&lt;?&gt;[]{HelloService.</text:span><text:span text:style-name="T11">class</text:span><text:span text:style-name="T86">},</text:span><text:span text:style-name="T86"><text:tab/></text:span></text:p>
          <text:p text:style-name="P6"><text:span text:style-name="T86"><text:s text:c="2"/></text:span><text:span text:style-name="T86">handler</text:span></text:p>
          <text:p text:style-name="P6"><text:span text:style-name="T86">);</text:span></text:p>
          <text:p text:style-name="P6"><text:span text:style-name="T86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90">@Aspect</text:span></text:p>
          <text:p text:style-name="P6"><text:span text:style-name="T11">public</text:span><text:span text:style-name="T86"> </text:span><text:span text:style-name="T11">class</text:span><text:span text:style-name="T86"> LogAspect {</text:span></text:p>
          <text:p text:style-name="P6"><text:span text:style-name="T91"/></text:p>
          <text:p text:style-name="P6"><text:span text:style-name="T11"><text:s text:c="2"/></text:span><text:span text:style-name="T13">(...)</text:span></text:p>
          <text:p text:style-name="P6"><text:span text:style-name="T86"/></text:p>
          <text:p text:style-name="P6"><text:span text:style-name="T87"><text:s text:c="2"/></text:span><text:span text:style-name="T90">@Around</text:span><text:span text:style-name="T88">(</text:span><text:span text:style-name="T92">"execution(* com.zenika.business.*.*(..))"</text:span><text:span text:style-name="T88">)</text:span></text:p>
          <text:p text:style-name="P6"><text:span text:style-name="T11"><text:s text:c="2"/></text:span><text:span text:style-name="T11">public</text:span><text:span text:style-name="T86"> Object log(ProceedingJoinPoint jp) </text:span><text:span text:style-name="T11">throws</text:span><text:span text:style-name="T86"> Throwable {</text:span></text:p>
          <text:p text:style-name="P6"><text:span text:style-name="T93"><text:s text:c="4"/></text:span><text:span text:style-name="T93">LOGGER</text:span><text:span text:style-name="T86">.info(</text:span><text:span text:style-name="T94">"Appel à {}"</text:span><text:span text:style-name="T86">,jp.getSignature().toShortString());</text:span></text:p>
          <text:p text:style-name="P6"><text:span text:style-name="T86"><text:s text:c="4"/></text:span><text:span text:style-name="T86">Object res = jp.proceed();</text:span></text:p>
          <text:p text:style-name="P6"><text:span text:style-name="T93"><text:s text:c="4"/></text:span><text:span text:style-name="T93">LOGGER</text:span><text:span text:style-name="T86">.info(</text:span><text:span text:style-name="T94">"Fin de l'appel"</text:span><text:span text:style-name="T86">);</text:span></text:p>
          <text:p text:style-name="P6"><text:span text:style-name="T11"><text:s text:c="4"/></text:span><text:span text:style-name="T11">return</text:span><text:span text:style-name="T86"> res;</text:span></text:p>
          <text:p text:style-name="P6"><text:span text:style-name="T86"><text:s text:c="2"/></text:span><text:span text:style-name="T86">}</text:span></text:p>
          <text:p text:style-name="P6"><text:span text:style-name="T86"/></text:p>
          <text:p text:style-name="P6"><text:span text:style-name="T8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66" draw:id="id66" draw:layer="layout" svg:width="6.607cm" svg:height="2.032cm" svg:x="5.334cm" svg:y="4.572cm">
          <text:p text:style-name="P1">Identifie la classe comme un <text:span text:style-name="T95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7" draw:id="id67" draw:layer="layout" svg:width="6.607cm" svg:height="2.54cm" svg:x="13.462cm" svg:y="4.318cm">
          <text:p text:style-name="P1">Type d'<text:span text:style-name="T95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8" draw:id="id68" draw:layer="layout" svg:width="6.607cm" svg:height="2.032cm" svg:x="20.574cm" svg:y="4.826cm">
          <text:p text:style-name="P1">Expression de <text:span text:style-name="T95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1" draw:id="id71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9" draw:id="id69" draw:layer="layout" svg:width="6.604cm" svg:height="2.54cm" svg:x="9.144cm" svg:y="17.78cm">
          <text:p text:style-name="P1">La méthode de l'<text:span text:style-name="T95">aspect</text:span> est l'<text:span text:style-name="T95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70" draw:id="id70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72" draw:id="id72" draw:layer="layout" svg:width="25.595cm" svg:height="4.62cm" svg:x="1.075cm" svg:y="7.318cm">
          <text:p text:style-name="P6"><text:span text:style-name="T96">&lt;</text:span><text:span text:style-name="T97">bean</text:span><text:span text:style-name="T98"> </text:span><text:span text:style-name="T99">id</text:span><text:span text:style-name="T100">=</text:span><text:span text:style-name="T101">"logAspect"</text:span><text:span text:style-name="T98"> </text:span><text:span text:style-name="T99">class</text:span><text:span text:style-name="T100">=</text:span><text:span text:style-name="T101">"com.zenika.aop.LogAspect"</text:span><text:span text:style-name="T98"> </text:span><text:span text:style-name="T96">/&gt;</text:span></text:p>
          <text:p text:style-name="P6"><text:span text:style-name="T100"/></text:p>
          <text:p text:style-name="P6"><text:span text:style-name="T96">&lt;</text:span><text:span text:style-name="T97">aop:aspectj-autoproxy</text:span><text:span text:style-name="T96">&gt;</text:span></text:p>
          <text:p text:style-name="P6"><text:span text:style-name="T96"><text:s text:c="2"/></text:span><text:span text:style-name="T96">&lt;</text:span><text:span text:style-name="T97">aop:include</text:span><text:span text:style-name="T98"> </text:span><text:span text:style-name="T99">name</text:span><text:span text:style-name="T100">=</text:span><text:span text:style-name="T101">"logAspect"</text:span><text:span text:style-name="T96">/&gt;</text:span></text:p>
          <text:p text:style-name="P6"><text:span text:style-name="T96">&lt;/</text:span><text:span text:style-name="T97">aop:aspectj-autoproxy</text:span><text:span text:style-name="T96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73" draw:id="id73" draw:layer="layout" svg:width="23.056cm" svg:height="9.617cm" svg:x="1.074cm" svg:y="8.417cm">
          <text:p text:style-name="P6"><text:span text:style-name="T102">@Transactional</text:span></text:p>
          <text:p text:style-name="P6"><text:span text:style-name="T103">public</text:span><text:span text:style-name="T104"> </text:span><text:span text:style-name="T103">class</text:span><text:span text:style-name="T104"> UserServiceImpl </text:span><text:span text:style-name="T103">implements</text:span><text:span text:style-name="T104"> UserService {</text:span></text:p>
          <text:p text:style-name="P6"><text:span text:style-name="T105"/></text:p>
          <text:p text:style-name="P6"><text:span text:style-name="T103"><text:s text:c="2"/></text:span><text:span text:style-name="T103">public</text:span><text:span text:style-name="T104"> User create(String login, String password) {</text:span></text:p>
          <text:p text:style-name="P6"><text:span text:style-name="T104"><text:s text:c="4"/></text:span><text:span text:style-name="T104">(...)</text:span></text:p>
          <text:p text:style-name="P6"><text:span text:style-name="T104"><text:s text:c="2"/></text:span><text:span text:style-name="T104">}</text:span></text:p>
          <text:p text:style-name="P6"><text:span text:style-name="T104"/></text:p>
          <text:p text:style-name="P6"><text:span text:style-name="T106"><text:s text:c="2"/></text:span><text:span text:style-name="T102">@Transactional</text:span><text:span text:style-name="T107">(readOnly=</text:span><text:span text:style-name="T103">true</text:span><text:span text:style-name="T107">)</text:span></text:p>
          <text:p text:style-name="P6"><text:span text:style-name="T103"><text:s text:c="2"/></text:span><text:span text:style-name="T103">public</text:span><text:span text:style-name="T104"> User authenticate(String login, String password) {</text:span></text:p>
          <text:p text:style-name="P6"><text:span text:style-name="T104"><text:s text:c="4"/></text:span><text:span text:style-name="T104">(...)</text:span></text:p>
          <text:p text:style-name="P6"><text:span text:style-name="T104"><text:s text:c="2"/></text:span><text:span text:style-name="T104">}</text:span></text:p>
          <text:p text:style-name="P6"><text:span text:style-name="T104"/></text:p>
          <text:p text:style-name="P6"><text:span text:style-name="T10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6" draw:id="id76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08">&lt;</text:span><text:span text:style-name="T109">bean</text:span><text:span text:style-name="T110"> </text:span><text:span text:style-name="T111">id</text:span><text:span text:style-name="T112">=</text:span><text:span text:style-name="T113">"txManager"</text:span><text:span text:style-name="T110"> </text:span></text:p>
          <text:p text:style-name="P6"><text:span text:style-name="T110"><text:s text:c="6"/></text:span><text:span text:style-name="T111">class</text:span><text:span text:style-name="T112">=</text:span><text:span text:style-name="T113">"o.s.jdbc.datasource.DataSourc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10"> </text:span><text:span text:style-name="T111">name</text:span><text:span text:style-name="T112">=</text:span><text:span text:style-name="T113">"dataSource"</text:span><text:span text:style-name="T110"> </text:span><text:span text:style-name="T111">ref</text:span><text:span text:style-name="T112">=</text:span><text:span text:style-name="T113">"dataSource"</text:span><text:span text:style-name="T11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text:p text:style-name="P6"><text:span text:style-name="T110"/></text:p>
          <text:p text:style-name="P6"><text:span text:style-name="T108">&lt;</text:span><text:span text:style-name="T109">tx:annotation-driven</text:span><text:span text:style-name="T110"> </text:span><text:span text:style-name="T111">transaction-manager</text:span><text:span text:style-name="T112">=</text:span><text:span text:style-name="T113">"txManager"</text:span><text:span text:style-name="T110"> </text:span><text:span text:style-name="T108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08">&lt;</text:span><text:span text:style-name="T109">bean</text:span><text:span text:style-name="T110"> </text:span><text:span text:style-name="T111">id</text:span><text:span text:style-name="T112">=</text:span><text:span text:style-name="T113">"transactionManager"</text:span><text:span text:style-name="T110"> </text:span></text:p>
          <text:p text:style-name="P6"><text:span text:style-name="T110"><text:s text:c="6"/></text:span><text:span text:style-name="T111">class</text:span><text:span text:style-name="T112">=</text:span><text:span text:style-name="T113">"o.s.jdbc.datasource.DataSourc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10"> </text:span><text:span text:style-name="T111">name</text:span><text:span text:style-name="T112">=</text:span><text:span text:style-name="T113">"dataSource"</text:span><text:span text:style-name="T110"> </text:span><text:span text:style-name="T111">ref</text:span><text:span text:style-name="T112">=</text:span><text:span text:style-name="T113">"dataSource"</text:span><text:span text:style-name="T11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text:p text:style-name="P6"><text:span text:style-name="T110"/></text:p>
          <text:p text:style-name="P6"><text:span text:style-name="T108">&lt;</text:span><text:span text:style-name="T109">tx:annotation-driven</text:span><text:span text:style-name="T110"> </text:span><text:span text:style-name="T108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03">public</text:span><text:span text:style-name="T110"> </text:span><text:span text:style-name="T103">class</text:span><text:span text:style-name="T110"> HibernateUserRepository </text:span><text:span text:style-name="T103">implements</text:span><text:span text:style-name="T110"> UserRepository {</text:span></text:p>
          <text:p text:style-name="P6"><text:span text:style-name="T110"/></text:p>
          <text:p text:style-name="P6"><text:span text:style-name="T103"><text:s text:c="2"/></text:span><text:span text:style-name="T103">private</text:span><text:span text:style-name="T110"> </text:span><text:span text:style-name="T103">final</text:span><text:span text:style-name="T110"> SessionFactory </text:span><text:span text:style-name="T114">sessionFactory</text:span><text:span text:style-name="T110">;</text:span></text:p>
          <text:p text:style-name="P6"><text:span text:style-name="T110"/></text:p>
          <text:p text:style-name="P6"><text:span text:style-name="T103"><text:s text:c="2"/></text:span><text:span text:style-name="T103">public</text:span><text:span text:style-name="T107"> HibernateUserRepository(SessionFactory sessionFactory) {</text:span></text:p>
          <text:p text:style-name="P6"><text:span text:style-name="T103"><text:s text:c="4"/></text:span><text:span text:style-name="T103">this</text:span><text:span text:style-name="T107">.</text:span><text:span text:style-name="T115">sessionFactory</text:span><text:span text:style-name="T107"> = sessionFactory;</text:span></text:p>
          <text:p text:style-name="P6"><text:span text:style-name="T116"><text:s text:c="2"/></text:span><text:span text:style-name="T116">}</text:span></text:p>
          <text:p text:style-name="P6"><text:span text:style-name="T117"/></text:p>
          <text:p text:style-name="P6"><text:span text:style-name="T110"><text:s text:c="2"/></text:span><text:span text:style-name="T103">public</text:span><text:span text:style-name="T110"> User getByLogin(String login) {</text:span></text:p>
          <text:p text:style-name="P6"><text:span text:style-name="T103"><text:s text:c="4"/></text:span><text:span text:style-name="T103">return</text:span><text:span text:style-name="T110"> (User) </text:span><text:span text:style-name="T114">sessionFactory</text:span><text:span text:style-name="T110">.</text:span><text:span text:style-name="T107">getCurrentSession()</text:span></text:p>
          <text:p text:style-name="P6"><text:span text:style-name="T110"><text:s text:c="6"/></text:span><text:span text:style-name="T110">.createCriteria(User.</text:span><text:span text:style-name="T103">class</text:span><text:span text:style-name="T110">)</text:span></text:p>
          <text:p text:style-name="P6"><text:span text:style-name="T110"><text:s text:c="6"/></text:span><text:span text:style-name="T110">.add(Restrictions.</text:span><text:span text:style-name="T118">eq</text:span><text:span text:style-name="T110">(</text:span><text:span text:style-name="T119">"login"</text:span><text:span text:style-name="T110">, login))</text:span></text:p>
          <text:p text:style-name="P6"><text:span text:style-name="T110"><text:s text:c="4"/></text:span><text:span text:style-name="T110">.uniqueResult();</text:span></text:p>
          <text:p text:style-name="P6"><text:span text:style-name="T110"><text:s text:c="2"/></text:span><text:span text:style-name="T110">}</text:span></text:p>
          <text:p text:style-name="P6"><text:span text:style-name="T11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7" draw:id="id77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08">&lt;</text:span><text:span text:style-name="T109">bean</text:span><text:span text:style-name="T120"> </text:span><text:span text:style-name="T111">id</text:span><text:span text:style-name="T112">=</text:span><text:span text:style-name="T113">"sessionFactory"</text:span><text:span text:style-name="T120"> </text:span></text:p>
          <text:p text:style-name="P6"><text:span text:style-name="T111"><text:s text:c="6"/></text:span><text:span text:style-name="T111">class</text:span><text:span text:style-name="T112">=</text:span><text:span text:style-name="T113">"o.s.o.hibernate4.a.AnnotationSessionFactoryBean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dataSource"</text:span><text:span text:style-name="T120"> </text:span><text:span text:style-name="T111">ref</text:span><text:span text:style-name="T112">=</text:span><text:span text:style-name="T113">"dataSource"</text:span><text:span text:style-name="T120"> </text:span><text:span text:style-name="T108">/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annotatedClasses"</text:span><text:span text:style-name="T108">&gt;</text:span></text:p>
          <text:p text:style-name="P6"><text:span text:style-name="T108"><text:s text:c="4"/></text:span><text:span text:style-name="T108">&lt;</text:span><text:span text:style-name="T109">list</text:span><text:span text:style-name="T108">&gt;</text:span></text:p>
          <text:p text:style-name="P6"><text:span text:style-name="T108"><text:s text:c="6"/></text:span><text:span text:style-name="T108">&lt;</text:span><text:span text:style-name="T109">value</text:span><text:span text:style-name="T108">&gt;</text:span><text:span text:style-name="T112">com.zenika.domain.User</text:span><text:span text:style-name="T108">&lt;/</text:span><text:span text:style-name="T109">value</text:span><text:span text:style-name="T108">&gt;</text:span></text:p>
          <text:p text:style-name="P6"><text:span text:style-name="T108"><text:s text:c="4"/></text:span><text:span text:style-name="T108">&lt;/</text:span><text:span text:style-name="T109">list</text:span><text:span text:style-name="T108">&gt;</text:span></text:p>
          <text:p text:style-name="P6"><text:span text:style-name="T108"><text:s text:c="2"/></text:span><text:span text:style-name="T108">&lt;/</text:span><text:span text:style-name="T109">property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hibernateProperties"</text:span><text:span text:style-name="T108">&gt;</text:span></text:p>
          <text:p text:style-name="P6"><text:span text:style-name="T108"><text:s text:c="4"/></text:span><text:span text:style-name="T108">&lt;</text:span><text:span text:style-name="T109">value</text:span><text:span text:style-name="T108">&gt;</text:span></text:p>
          <text:p text:style-name="P6"><text:span text:style-name="T112"><text:s text:c="4"/></text:span><text:span text:style-name="T112">show_sql=true</text:span></text:p>
          <text:p text:style-name="P6"><text:span text:style-name="T108"><text:s text:c="4"/></text:span><text:span text:style-name="T108">&lt;/</text:span><text:span text:style-name="T109">value</text:span><text:span text:style-name="T108">&gt;</text:span></text:p>
          <text:p text:style-name="P6"><text:span text:style-name="T108"><text:s text:c="2"/></text:span><text:span text:style-name="T108">&lt;/</text:span><text:span text:style-name="T109">property</text:span><text:span text:style-name="T108">&gt;</text:span></text:p>
          <text:p text:style-name="P6"><text:span text:style-name="T108">&lt;/</text:span><text:span text:style-name="T109">bean</text:span><text:span text:style-name="T1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xml:id="id78" draw:id="id78" draw:layer="layout" svg:width="9.144cm" svg:height="3.556cm" svg:x="18.456cm" svg:y="15.348cm">
          <text:p text:style-name="P1"><text:span text:style-name="T121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79" text:id="id79">Les DAO doivent être appelés avec une transaction active</text:p>
              </text:list-item>
              <text:list-item>
                <text:p xml:id="id80" text:id="id80">Toujours le cas en production</text:p>
                <text:list>
                  <text:list-item>
                    <text:p xml:id="id81" text:id="id81">Services transactionnels appelant un DAO</text:p>
                  </text:list-item>
                </text:list>
              </text:list-item>
              <text:list-item>
                <text:p xml:id="id82" text:id="id82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08">&lt;</text:span><text:span text:style-name="T109">bean</text:span><text:span text:style-name="T120"> </text:span><text:span text:style-name="T111">id</text:span><text:span text:style-name="T112">=</text:span><text:span text:style-name="T113">"transactionManager"</text:span><text:span text:style-name="T120"> </text:span></text:p>
          <text:p text:style-name="P6"><text:span text:style-name="T111"><text:s text:c="6"/></text:span><text:span text:style-name="T111">class</text:span><text:span text:style-name="T112">=</text:span><text:span text:style-name="T113">"o.s.o.hibernate4.Hibernat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sessionFactory"</text:span><text:span text:style-name="T120"> </text:span><text:span text:style-name="T111">ref</text:span><text:span text:style-name="T112">=</text:span><text:span text:style-name="T113">"sessionFactory"</text:span><text:span text:style-name="T12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3" text:id="id83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</text:list-item>
              <text:list-item>
                <text:p>Un intercepteur AOP va intercepter et convertir les excep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4" text:id="id84"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85" draw:id="id85" draw:layer="layout" svg:width="25.753cm" svg:height="9.173cm" svg:x="1.016cm" svg:y="9.483cm">
          <text:p text:style-name="P6"><text:span text:style-name="T108">&lt;</text:span><text:span text:style-name="T109">context-param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param-name</text:span><text:span text:style-name="T108">&gt;</text:span><text:span text:style-name="T112">contextConfigLocation</text:span><text:span text:style-name="T108">&lt;/</text:span><text:span text:style-name="T109">param-name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param-value</text:span><text:span text:style-name="T108">&gt;</text:span></text:p>
          <text:p text:style-name="P6"><text:span text:style-name="T112"><text:s text:c="4"/></text:span><text:span text:style-name="T112"><text:tab/></text:span><text:span text:style-name="T112">/WEB-INF/applicationContext.xml</text:span></text:p>
          <text:p text:style-name="P6"><text:span text:style-name="T112"><text:s text:c="4"/></text:span><text:span text:style-name="T112"><text:tab/></text:span><text:span text:style-name="T108">&lt;/</text:span><text:span text:style-name="T109">param-value</text:span><text:span text:style-name="T108">&gt;</text:span></text:p>
          <text:p text:style-name="P6"><text:span text:style-name="T108">&lt;/</text:span><text:span text:style-name="T109">context-param</text:span><text:span text:style-name="T108">&gt;</text:span></text:p>
          <text:p text:style-name="P6"><text:span text:style-name="T120"/></text:p>
          <text:p text:style-name="P6"><text:span text:style-name="T108">&lt;</text:span><text:span text:style-name="T109">listener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listener-class</text:span><text:span text:style-name="T108">&gt;</text:span></text:p>
          <text:p text:style-name="P6"><text:span text:style-name="T108"><text:s text:c="9"/></text:span><text:span text:style-name="T112">org.springframework.web.context.ContextLoaderListener</text:span></text:p>
          <text:p text:style-name="P6"><text:span text:style-name="T112"><text:s text:c="7"/></text:span><text:span text:style-name="T108">&lt;/</text:span><text:span text:style-name="T109">listener-class</text:span><text:span text:style-name="T108">&gt;</text:span></text:p>
          <text:p text:style-name="P6"><text:span text:style-name="T108">&lt;/</text:span><text:span text:style-name="T109">listener</text:span><text:span text:style-name="T1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6" draw:id="id86" draw:layer="layout" svg:width="10.922cm" svg:height="2.286cm" svg:x="3.302cm" svg:y="6.35cm">
          <text:p text:style-name="P1">Optionnel (par défaut : </text:p>
          <text:p text:style-name="P1"><text:span text:style-name="T95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87" draw:id="id87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88" draw:id="id88" draw:layer="layout" svg:width="25.753cm" svg:height="10.443cm" svg:x="1.015cm" svg:y="9.115cm">
          <text:p text:style-name="P6"><text:span text:style-name="T122">public</text:span><text:span text:style-name="T123"> </text:span><text:span text:style-name="T122">class</text:span><text:span text:style-name="T123"> ListUsersServlet </text:span><text:span text:style-name="T122">extends</text:span><text:span text:style-name="T123"> HttpServlet {</text:span></text:p>
          <text:p text:style-name="P6"><text:span text:style-name="T123"/></text:p>
          <text:p text:style-name="P6"><text:span text:style-name="T123"><text:s text:c="2"/></text:span><text:span text:style-name="T122">private</text:span><text:span text:style-name="T123"> UserService </text:span><text:span text:style-name="T124">userService</text:span><text:span text:style-name="T123">;</text:span></text:p>
          <text:p text:style-name="P6"><text:span text:style-name="T123"/></text:p>
          <text:p text:style-name="P6"><text:span text:style-name="T125"><text:s text:c="2"/></text:span><text:span text:style-name="T125">@Override</text:span></text:p>
          <text:p text:style-name="P6"><text:span text:style-name="T122"><text:s text:c="2"/></text:span><text:span text:style-name="T122">public</text:span><text:span text:style-name="T123"> </text:span><text:span text:style-name="T122">void</text:span><text:span text:style-name="T123"> init() </text:span><text:span text:style-name="T122">throws</text:span><text:span text:style-name="T123"> ServletException {</text:span></text:p>
          <text:p text:style-name="P6"><text:span text:style-name="T123"><text:s text:c="4"/></text:span><text:span text:style-name="T123">ApplicationContext ctx = </text:span></text:p>
          <text:p text:style-name="P6"><text:span text:style-name="T123"><text:s text:c="6"/></text:span><text:span text:style-name="T123">WebApplicationContextUtils.</text:span><text:span text:style-name="T126">getRequiredWebApplicationContext</text:span><text:span text:style-name="T123">(</text:span></text:p>
          <text:p text:style-name="P6"><text:span text:style-name="T123"><text:s text:c="8"/></text:span><text:span text:style-name="T123">getServletContext()</text:span></text:p>
          <text:p text:style-name="P6"><text:span text:style-name="T123"><text:s text:c="4"/></text:span><text:span text:style-name="T123">);</text:span></text:p>
          <text:p text:style-name="P6"><text:span text:style-name="T124"><text:s text:c="4"/></text:span><text:span text:style-name="T124">userService</text:span><text:span text:style-name="T123"> = ctx.getBean(UserService.</text:span><text:span text:style-name="T122">class</text:span><text:span text:style-name="T123">);</text:span></text:p>
          <text:p text:style-name="P6"><text:span text:style-name="T123"><text:s text:c="2"/></text:span><text:span text:style-name="T123">}</text:span></text:p>
          <text:p text:style-name="P6"><text:span text:style-name="T127"><text:s text:c="2"/></text:span><text:span text:style-name="T127">(...) </text:span></text:p>
          <text:p text:style-name="P6"><text:span text:style-name="T127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7" xml:id="id89" draw:id="id89" draw:layer="layout" svg:width="25.753cm" svg:height="7.142cm" svg:x="1.014cm" svg:y="5.914cm">
          <text:p text:style-name="P6"><text:span text:style-name="T128">&lt;!-- ne surtout PAS utiliser ce DataSource en production ! --&gt;</text:span></text:p>
          <text:p text:style-name="P6"><text:span text:style-name="T129">&lt;</text:span><text:span text:style-name="T130">bean</text:span><text:span text:style-name="T131"> </text:span><text:span text:style-name="T132">id</text:span><text:span text:style-name="T133">=</text:span><text:span text:style-name="T134">"dataSource"</text:span><text:span text:style-name="T131"> </text:span><text:span text:style-name="T132">class</text:span><text:span text:style-name="T133">=</text:span><text:span text:style-name="T134">"o.s.jdbc.datasource.SingleConnectionDataSource"</text:span><text:span text:style-name="T129">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driverClassName"</text:span><text:span text:style-name="T131"> </text:span><text:span text:style-name="T132">value</text:span><text:span text:style-name="T133">=</text:span><text:span text:style-name="T134">"</text:span><text:span text:style-name="T135">${db.driver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url"</text:span><text:span text:style-name="T131"> </text:span><text:span text:style-name="T132">value</text:span><text:span text:style-name="T133">=</text:span><text:span text:style-name="T134">"</text:span><text:span text:style-name="T135">${db.url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username"</text:span><text:span text:style-name="T131"> </text:span><text:span text:style-name="T132">value</text:span><text:span text:style-name="T133">=</text:span><text:span text:style-name="T134">"</text:span><text:span text:style-name="T135">${db.username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password"</text:span><text:span text:style-name="T131"> </text:span><text:span text:style-name="T132">value</text:span><text:span text:style-name="T133">=</text:span><text:span text:style-name="T134">"</text:span><text:span text:style-name="T135">${db.password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suppressClose"</text:span><text:span text:style-name="T131"> </text:span><text:span text:style-name="T132">value</text:span><text:span text:style-name="T133">=</text:span><text:span text:style-name="T134">"true"</text:span><text:span text:style-name="T131"> </text:span><text:span text:style-name="T129">/&gt;</text:span><text:span text:style-name="T133"> </text:span></text:p>
          <text:p text:style-name="P6"><text:span text:style-name="T129">&lt;/</text:span><text:span text:style-name="T130">bean</text:span><text:span text:style-name="T129">&gt;</text:span></text:p>
          <text:p text:style-name="P6"><text:span text:style-name="T133"/></text:p>
          <text:p text:style-name="P6"><text:span text:style-name="T136">&lt;</text:span><text:span text:style-name="T137">context:property-placeholder</text:span><text:span text:style-name="T138"> </text:span></text:p>
          <text:p text:style-name="P6"><text:span text:style-name="T139"><text:s text:c="2"/></text:span><text:span text:style-name="T139">location</text:span><text:span text:style-name="T140">=</text:span><text:span text:style-name="T135">"file:./application-configuration.properties"</text:span><text:span text:style-name="T136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90" draw:id="id90" draw:layer="layout" svg:width="25.753cm" svg:height="3.389cm" svg:x="1.013cm" svg:y="15.013cm">
          <text:p text:style-name="P6"><text:span text:style-name="T141">db.driver=org.h2.Driver</text:span></text:p>
          <text:p text:style-name="P6"><text:span text:style-name="T141">db.url=jdbc:h2:tcp://localhost/mem:spring_workshop</text:span></text:p>
          <text:p text:style-name="P6"><text:span text:style-name="T141">db.username=sa</text:span></text:p>
          <text:p text:style-name="P6"><text:span text:style-name="T141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8" xml:id="id91" draw:id="id91" draw:layer="layout" svg:width="11.416cm" svg:height="0.962cm" svg:x="0.762cm" svg:y="13.962cm">
          <draw:text-box>
            <text:p><text:span text:style-name="T95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9" xml:id="id92" draw:id="id92" draw:layer="layout" svg:width="25.753cm" svg:height="7.548cm" svg:x="1.014cm" svg:y="4.814cm">
          <text:p text:style-name="P6"><text:span text:style-name="T142">&lt;</text:span><text:span text:style-name="T143">beans</text:span><text:span text:style-name="T127"> </text:span><text:span text:style-name="T144">profile</text:span><text:span text:style-name="T145">=</text:span><text:span text:style-name="T146">"in-memory-db"</text:span><text:span text:style-name="T142">&gt;</text:span></text:p>
          <text:p text:style-name="P6"><text:span text:style-name="T142"><text:s text:c="2"/></text:span><text:span text:style-name="T142">&lt;</text:span><text:span text:style-name="T143">jdbc:embedded-database</text:span><text:span text:style-name="T127"> </text:span><text:span text:style-name="T144">id</text:span><text:span text:style-name="T145">=</text:span><text:span text:style-name="T146">"dataSource"</text:span><text:span text:style-name="T127"> </text:span><text:span text:style-name="T144">type</text:span><text:span text:style-name="T145">=</text:span><text:span text:style-name="T146">"H2"</text:span><text:span text:style-name="T142">&gt;</text:span></text:p>
          <text:p text:style-name="P6"><text:span text:style-name="T142"><text:s text:c="4"/></text:span><text:span text:style-name="T142">&lt;</text:span><text:span text:style-name="T143">jdbc:script</text:span><text:span text:style-name="T127"> </text:span><text:span text:style-name="T144">location</text:span><text:span text:style-name="T145">=</text:span><text:span text:style-name="T146">"classpath:/create-tables.sql"</text:span><text:span text:style-name="T127"> </text:span><text:span text:style-name="T142">/&gt;</text:span></text:p>
          <text:p text:style-name="P6"><text:span text:style-name="T142"><text:s text:c="4"/></text:span><text:span text:style-name="T142">&lt;</text:span><text:span text:style-name="T143">jdbc:script</text:span><text:span text:style-name="T127"> </text:span><text:span text:style-name="T144">location</text:span><text:span text:style-name="T145">=</text:span><text:span text:style-name="T146">"classpath:/insert-data.sql"</text:span><text:span text:style-name="T127"> </text:span><text:span text:style-name="T142">/&gt;</text:span></text:p>
          <text:p text:style-name="P6"><text:span text:style-name="T142"><text:s text:c="2"/></text:span><text:span text:style-name="T142">&lt;/</text:span><text:span text:style-name="T143">jdbc:embedded-database</text:span><text:span text:style-name="T142">&gt;</text:span></text:p>
          <text:p text:style-name="P6"><text:span text:style-name="T142">&lt;/</text:span><text:span text:style-name="T143">beans</text:span><text:span text:style-name="T142">&gt;</text:span></text:p>
          <text:p text:style-name="P6"><text:span text:style-name="T145"/></text:p>
          <text:p text:style-name="P6"><text:span text:style-name="T142">&lt;</text:span><text:span text:style-name="T143">beans</text:span><text:span text:style-name="T127"> </text:span><text:span text:style-name="T144">profile</text:span><text:span text:style-name="T145">=</text:span><text:span text:style-name="T146">"standalone-db"</text:span><text:span text:style-name="T142">&gt;</text:span></text:p>
          <text:p text:style-name="P6"><text:span text:style-name="T141"><text:s text:c="2"/></text:span><text:span text:style-name="T141">(...)</text:span></text:p>
          <text:p text:style-name="P6"><text:span text:style-name="T142">&lt;/</text:span><text:span text:style-name="T143">beans</text:span><text:span text:style-name="T14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0" xml:id="id93" draw:id="id93" draw:layer="layout" svg:width="25.753cm" svg:height="1.119cm" svg:x="0.994cm" svg:y="13.613cm">
          <text:p text:style-name="P6"><text:span text:style-name="T147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9" xml:id="id94" draw:id="id94" draw:layer="layout" svg:width="25.753cm" svg:height="1.119cm" svg:x="0.993cm" svg:y="15.112cm">
          <text:p text:style-name="P6"><text:span text:style-name="T148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9" xml:id="id95" draw:id="id95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49">// dans</text:span><text:span text:style-name="T20"> </text:span><text:span text:style-name="T149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21:06:04</meta:creation-date>
    <meta:generator>LibreOffice/3.6$Linux_X86_64 LibreOffice_project/5b93205-6e6b3fc-7830f6d-c08ad66-1d9bf4</meta:generator>
    <dc:date>2013-03-19T16:02:12</dc:date>
    <meta:editing-duration>P1DT14H38M</meta:editing-duration>
    <meta:editing-cycles>248</meta:editing-cycles>
    <meta:document-statistic meta:object-count="397"/>
  </office:meta>
</office:document-meta>
</file>